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style:text-underline-style="none" fo:font-weight="bold" officeooo:rsid="000a968e" officeooo:paragraph-rsid="000a968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Calibri" fo:font-size="14pt" officeooo:rsid="000a968e" officeooo:paragraph-rsid="000a968e" style:font-size-asian="14pt" style:font-size-complex="14pt"/>
    </style:style>
    <style:style style:name="P3" style:family="paragraph" style:parent-style-name="Standard">
      <style:paragraph-properties fo:text-align="start" style:justify-single-word="false"/>
      <style:text-properties style:font-name="Calibri" fo:font-size="14pt" fo:font-weight="normal" officeooo:rsid="000a968e" officeooo:paragraph-rsid="000a968e"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0a968e" officeooo:paragraph-rsid="000a968e"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0c2e85" officeooo:paragraph-rsid="000c2e85"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0c2e85" officeooo:paragraph-rsid="000ddead"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0ddead" officeooo:paragraph-rsid="000ddead"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0ddead" officeooo:paragraph-rsid="000f2fd7"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109a86" officeooo:paragraph-rsid="00109a86"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Calibri" fo:font-size="12pt" style:text-underline-style="none" fo:font-weight="normal" officeooo:rsid="000a968e" officeooo:paragraph-rsid="000a968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style:text-underline-style="none" fo:font-weight="normal" officeooo:rsid="000c2e85" officeooo:paragraph-rsid="000ddea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style:text-underline-style="none" fo:font-weight="normal" officeooo:rsid="000ddead" officeooo:paragraph-rsid="000dde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style:text-underline-style="none" fo:font-weight="normal" officeooo:rsid="000f2fd7" officeooo:paragraph-rsid="000f2fd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style:text-underline-style="none" fo:font-weight="normal" officeooo:rsid="001a11b3" officeooo:paragraph-rsid="001a11b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1pt" style:text-underline-style="none" fo:font-weight="normal" officeooo:rsid="0011d14b" officeooo:paragraph-rsid="0011d14b"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Calibri" fo:font-size="11pt" style:text-underline-style="none" fo:font-weight="normal" officeooo:rsid="0011d14b" officeooo:paragraph-rsid="0011d14b" style:font-size-asian="9.60000038146973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Calibri" fo:font-size="11pt" style:text-underline-style="none" fo:font-weight="normal" officeooo:rsid="0012d430" officeooo:paragraph-rsid="0012d430" style:font-size-asian="9.60000038146973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Calibri" fo:font-size="11pt" style:text-underline-style="none" fo:font-weight="normal" officeooo:rsid="00131cd0" officeooo:paragraph-rsid="00131cd0" style:font-size-asian="9.60000038146973pt" style:font-weight-asian="normal" style:font-size-complex="11pt" style:font-weight-complex="normal"/>
    </style:style>
    <style:style style:name="P19" style:family="paragraph" style:parent-style-name="Preformatted_20_Text">
      <style:paragraph-properties fo:text-align="start" style:justify-single-word="false"/>
      <style:text-properties style:font-name="Calibri" fo:font-size="11pt" style:text-underline-style="none" fo:font-weight="normal" officeooo:rsid="001a11b3" officeooo:paragraph-rsid="001a11b3" style:font-size-asian="9.60000038146973pt" style:font-weight-asian="normal" style:font-size-complex="11pt" style:font-weight-complex="normal"/>
    </style:style>
    <style:style style:name="P20" style:family="paragraph" style:parent-style-name="Preformatted_20_Text">
      <style:paragraph-properties fo:text-align="start" style:justify-single-word="false"/>
      <style:text-properties style:font-name="Calibri" fo:font-size="11pt" fo:font-style="italic" style:text-underline-style="none" fo:font-weight="normal" officeooo:rsid="00131cd0" officeooo:paragraph-rsid="00131cd0" style:font-size-asian="9.60000038146973pt" style:font-style-asian="italic" style:font-weight-asian="normal" style:font-size-complex="11pt" style:font-style-complex="italic" style:font-weight-complex="normal"/>
    </style:style>
    <style:style style:name="P21" style:family="paragraph" style:parent-style-name="Preformatted_20_Text">
      <style:paragraph-properties fo:text-align="start" style:justify-single-word="false"/>
      <style:text-properties style:font-name="Calibri" fo:font-size="11pt" fo:font-style="normal" style:text-underline-style="none" fo:font-weight="normal" officeooo:rsid="0014b356" officeooo:paragraph-rsid="0014b356" style:font-size-asian="9.60000038146973pt" style:font-style-asian="normal" style:font-weight-asian="normal" style:font-size-complex="11pt" style:font-style-complex="normal" style:font-weight-complex="normal"/>
    </style:style>
    <style:style style:name="P22" style:family="paragraph" style:parent-style-name="Preformatted_20_Text">
      <style:paragraph-properties fo:text-align="start" style:justify-single-word="false"/>
      <style:text-properties style:font-name="Calibri" fo:font-size="11pt" fo:font-style="normal" style:text-underline-style="none" fo:font-weight="normal" officeooo:rsid="001a11b3" officeooo:paragraph-rsid="001a11b3" style:font-size-asian="9.60000038146973pt" style:font-style-asian="normal" style:font-weight-asian="normal" style:font-size-complex="11pt" style:font-style-complex="normal" style:font-weight-complex="normal"/>
    </style:style>
    <style:style style:name="P23" style:family="paragraph" style:parent-style-name="Preformatted_20_Text">
      <style:paragraph-properties fo:text-align="start" style:justify-single-word="false"/>
      <style:text-properties style:font-name="Calibri" fo:font-size="11pt" fo:font-style="normal" style:text-underline-style="none" fo:font-weight="normal" officeooo:rsid="001a9c11" officeooo:paragraph-rsid="001a9c11" style:font-size-asian="9.60000038146973pt" style:font-style-asian="normal" style:font-weight-asian="normal" style:font-size-complex="11pt" style:font-style-complex="normal" style:font-weight-complex="normal"/>
    </style:style>
    <style:style style:name="P24" style:family="paragraph" style:parent-style-name="Preformatted_20_Text">
      <style:paragraph-properties fo:text-align="start" style:justify-single-word="false"/>
      <style:text-properties style:font-name="Calibri" fo:font-size="11pt" fo:font-style="normal" style:text-underline-style="none" fo:font-weight="bold" officeooo:rsid="0014b356" officeooo:paragraph-rsid="0014b356" style:font-size-asian="9.60000038146973pt" style:font-style-asian="normal" style:font-weight-asian="bold" style:font-size-complex="11pt" style:font-style-complex="normal" style:font-weight-complex="bold"/>
    </style:style>
    <style:style style:name="P25" style:family="paragraph" style:parent-style-name="Preformatted_20_Text">
      <style:paragraph-properties fo:text-align="start" style:justify-single-word="false"/>
      <style:text-properties style:font-name="Calibri" fo:font-size="11pt" fo:font-style="normal" style:text-underline-style="solid" style:text-underline-width="auto" style:text-underline-color="font-color" fo:font-weight="bold" officeooo:rsid="001573fe" officeooo:paragraph-rsid="001573fe" style:font-size-asian="9.60000038146973pt" style:font-style-asian="normal" style:font-weight-asian="bold" style:font-size-complex="11pt" style:font-style-complex="normal" style:font-weight-complex="bold"/>
    </style:style>
    <style:style style:name="P26" style:family="paragraph" style:parent-style-name="Preformatted_20_Text">
      <style:paragraph-properties fo:text-align="start" style:justify-single-word="false"/>
      <style:text-properties style:font-name="Calibri" fo:font-size="11pt" fo:font-style="normal" style:text-underline-style="solid" style:text-underline-width="auto" style:text-underline-color="font-color" fo:font-weight="bold" officeooo:rsid="001eafe5" officeooo:paragraph-rsid="001eafe5" style:font-size-asian="9.60000038146973pt" style:font-style-asian="normal" style:font-weight-asian="bold" style:font-size-complex="11pt" style:font-style-complex="normal" style:font-weight-complex="bold"/>
    </style:style>
    <style:style style:name="P27" style:family="paragraph" style:parent-style-name="Preformatted_20_Text">
      <style:paragraph-properties fo:text-align="start" style:justify-single-word="false"/>
      <style:text-properties fo:color="#111111" style:font-name="Source Code Pro" fo:font-size="10.5pt" style:text-underline-style="solid" style:text-underline-width="auto" style:text-underline-color="font-color" officeooo:rsid="0011d14b" officeooo:paragraph-rsid="0011d14b"/>
    </style:style>
    <style:style style:name="P28" style:family="paragraph" style:parent-style-name="Preformatted_20_Text">
      <style:paragraph-properties fo:text-align="start" style:justify-single-word="false"/>
      <style:text-properties fo:color="#111111" style:font-name="Source Code Pro" fo:font-size="10.5pt" style:text-underline-style="none" officeooo:rsid="0012d430" officeooo:paragraph-rsid="0012d430"/>
    </style:style>
    <style:style style:name="P29" style:family="paragraph" style:parent-style-name="Preformatted_20_Text">
      <style:paragraph-properties fo:text-align="start" style:justify-single-word="false"/>
      <style:text-properties fo:color="#111111" style:font-name="Source Code Pro" fo:font-size="10.5pt" officeooo:rsid="0011d14b" officeooo:paragraph-rsid="0011d14b"/>
    </style:style>
    <style:style style:name="P30" style:family="paragraph" style:parent-style-name="Preformatted_20_Text">
      <style:paragraph-properties fo:text-align="start" style:justify-single-word="false"/>
      <style:text-properties fo:color="#111111" style:font-name="Source Code Pro" fo:font-size="11pt" style:text-underline-style="none" fo:font-weight="normal" officeooo:rsid="0011d14b" officeooo:paragraph-rsid="0011d14b" style:font-size-asian="11pt" style:font-weight-asian="normal" style:font-size-complex="11pt" style:font-weight-complex="normal"/>
    </style:style>
    <style:style style:name="P31" style:family="paragraph" style:parent-style-name="Preformatted_20_Text">
      <style:paragraph-properties fo:text-align="start" style:justify-single-word="false"/>
      <style:text-properties fo:color="#111111" style:font-name="Source Code Pro" fo:font-size="11pt" officeooo:paragraph-rsid="0011d14b" style:font-size-asian="11pt" style:font-size-complex="11pt"/>
    </style:style>
    <style:style style:name="P32" style:family="paragraph" style:parent-style-name="Preformatted_20_Text">
      <style:paragraph-properties fo:text-align="start" style:justify-single-word="false"/>
      <style:text-properties fo:color="#111111" style:font-name="Source Code Pro" fo:font-size="11pt" officeooo:rsid="0011d14b" officeooo:paragraph-rsid="0011d14b" style:font-size-asian="11pt" style:font-size-complex="11pt"/>
    </style:style>
    <style:style style:name="P33" style:family="paragraph" style:parent-style-name="Preformatted_20_Text">
      <style:paragraph-properties fo:text-align="start" style:justify-single-word="false"/>
      <style:text-properties fo:color="#111111" style:font-name="Calibri" fo:font-size="11pt" fo:font-style="normal" style:text-underline-style="none" fo:font-weight="normal" officeooo:rsid="0014b356" officeooo:paragraph-rsid="0014b356" style:font-size-asian="11pt" style:font-style-asian="normal" style:font-weight-asian="normal" style:font-size-complex="11pt" style:font-style-complex="normal" style:font-weight-complex="normal"/>
    </style:style>
    <style:style style:name="P34" style:family="paragraph" style:parent-style-name="Preformatted_20_Text">
      <style:paragraph-properties fo:text-align="start" style:justify-single-word="false"/>
      <style:text-properties fo:color="#111111" style:font-name="Calibri" fo:font-size="11pt" officeooo:paragraph-rsid="0014b356" style:font-size-asian="11pt" style:font-size-complex="11pt"/>
    </style:style>
    <style:style style:name="P35" style:family="paragraph" style:parent-style-name="Preformatted_20_Text">
      <style:paragraph-properties fo:text-align="start" style:justify-single-word="false"/>
      <style:text-properties fo:color="#111111" style:font-name="Calibri" fo:font-size="11pt" officeooo:rsid="0014b356" officeooo:paragraph-rsid="0014b356" style:font-size-asian="11pt" style:font-size-complex="11pt"/>
    </style:style>
    <style:style style:name="P36" style:family="paragraph" style:parent-style-name="Preformatted_20_Text">
      <style:paragraph-properties fo:text-align="start" style:justify-single-word="false"/>
      <style:text-properties fo:color="#111111" style:font-name="Calibri" fo:font-size="11pt" fo:font-weight="bold" officeooo:rsid="0014b356" officeooo:paragraph-rsid="0014b356"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color="#008080" style:font-name="Source Code Pro" fo:font-size="10.5pt" officeooo:paragraph-rsid="0014b356"/>
    </style:style>
    <style:style style:name="P38" style:family="paragraph" style:parent-style-name="Preformatted_20_Text">
      <style:paragraph-properties fo:text-align="start" style:justify-single-word="false"/>
      <style:text-properties fo:color="#008080" style:font-name="Source Code Pro" fo:font-size="10.5pt" fo:font-style="normal" style:text-underline-style="none" fo:font-weight="normal" officeooo:rsid="0014b356" officeooo:paragraph-rsid="0014b356" style:font-size-asian="9.60000038146973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text-properties style:font-name="Calibri" fo:font-size="11pt" fo:font-style="normal" style:text-underline-style="none" fo:font-weight="normal" officeooo:rsid="001a11b3" officeooo:paragraph-rsid="001a11b3" style:font-size-asian="9.60000038146973pt" style:font-style-asian="normal" style:font-weight-asian="normal" style:font-size-complex="11pt" style:font-style-complex="normal" style:font-weight-complex="normal"/>
    </style:style>
    <style:style style:name="P40" style:family="paragraph" style:parent-style-name="Preformatted_20_Text">
      <style:paragraph-properties fo:text-align="start" style:justify-single-word="false"/>
      <style:text-properties style:font-name="Calibri" fo:font-size="11pt" fo:font-style="normal" style:text-underline-style="solid" style:text-underline-width="auto" style:text-underline-color="font-color" fo:font-weight="bold" officeooo:rsid="001eafe5" officeooo:paragraph-rsid="001eafe5" style:font-size-asian="9.60000038146973pt" style:font-style-asian="normal" style:font-weight-asian="bold" style:font-size-complex="11pt" style:font-style-complex="normal" style:font-weight-complex="bold"/>
    </style:style>
    <style:style style:name="P41" style:family="paragraph" style:parent-style-name="Preformatted_20_Text">
      <style:paragraph-properties fo:text-align="start" style:justify-single-word="false"/>
      <style:text-properties style:font-name="Calibri" fo:font-size="11pt" fo:font-style="normal" style:text-underline-style="solid" style:text-underline-width="auto" style:text-underline-color="font-color" fo:font-weight="bold" officeooo:rsid="00241ac2" officeooo:paragraph-rsid="00241ac2" style:font-size-asian="9.60000038146973pt" style:font-style-asian="normal" style:font-weight-asian="bold" style:font-size-complex="11pt"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ddead" style:font-weight-asian="normal" style:font-weight-complex="normal"/>
    </style:style>
    <style:style style:name="T4" style:family="text">
      <style:text-properties style:text-underline-style="none" fo:font-weight="normal" officeooo:rsid="000f2fd7" style:font-weight-asian="normal" style:font-weight-complex="normal"/>
    </style:style>
    <style:style style:name="T5" style:family="text">
      <style:text-properties style:text-underline-style="none" fo:font-weight="normal" officeooo:rsid="0011d14b" style:font-weight-asian="normal" style:font-weight-complex="normal"/>
    </style:style>
    <style:style style:name="T6" style:family="text">
      <style:text-properties style:text-underline-style="none" fo:font-weight="normal" officeooo:rsid="00203eab" style:font-weight-asian="normal" style:font-weight-complex="normal"/>
    </style:style>
    <style:style style:name="T7" style:family="text">
      <style:text-properties officeooo:rsid="0011d14b"/>
    </style:style>
    <style:style style:name="T8" style:family="text">
      <style:text-properties officeooo:rsid="0012ce3a"/>
    </style:style>
    <style:style style:name="T9" style:family="text">
      <style:text-properties officeooo:rsid="001a11b3"/>
    </style:style>
    <style:style style:name="T10" style:family="text">
      <style:text-properties officeooo:rsid="000f2fd7"/>
    </style:style>
    <style:style style:name="T11" style:family="text">
      <style:text-properties officeooo:rsid="001c8b7e"/>
    </style:style>
    <style:style style:name="T12" style:family="text">
      <style:text-properties officeooo:rsid="001d4291"/>
    </style:style>
    <style:style style:name="T13" style:family="text">
      <style:text-properties officeooo:rsid="00241ac2"/>
    </style:style>
    <style:style style:name="T1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oto Tag recommendation system</text:p>
      <text:p text:style-name="P1">Multimedia Systems and Applications 4/M Coursework</text:p>
      <text:p text:style-name="P2"/>
      <text:p text:style-name="P3">Robert Allison</text:p>
      <text:p text:style-name="P3">110285a</text:p>
      <text:p text:style-name="P3"/>
      <text:p text:style-name="P4">Introduction</text:p>
      <text:p text:style-name="P10">This assessed coursework was to develop a system to recommend photo tags based on existing user tags. Building a co-occurrence table to catalogue occurrences of 100 different tags wit each other, we should be able to suggest to top five most common tags that occur with any given input tag. In order to offset the problems with popular tags, we can also assign a Inverse Document Frequency number to each tag, to ensure only the most relevant tags are returned.</text:p>
      <text:p text:style-name="P10"/>
      <text:p text:style-name="P5">Tag recommendation</text:p>
      <text:p text:style-name="P11">To return the most popular tags for a given tag t, we construct a co-occurrence table of all the tags as they occur with each other in a given photoset. Then given t, we search the table row t and find the five tags with the highest co-occurrence values and return them in descending order.</text:p>
      <text:p text:style-name="P11"/>
      <text:p text:style-name="P6"><text:span text:style-name="T3">Pse</text:span><text:span text:style-name="T4">u</text:span><text:span text:style-name="T3">do-Code:</text:span></text:p>
      <text:p text:style-name="P7"><text:span text:style-name="T3">(</text:span><text:span text:style-name="T2">Given dictionary of co-occuring tags for tag t)</text:span></text:p>
      <text:p text:style-name="P12">Create an empty list (of lists)</text:p>
      <text:p text:style-name="P6"><text:span text:style-name="T3">For each item in sorted list</text:span><text:span text:style-name="T2"> </text:span><text:span text:style-name="T3">of dictionary values in reverse order</text:span></text:p>
      <text:p text:style-name="P12"><text:tab/>Append to list each tag and its occurrence value (in list)</text:p>
      <text:p text:style-name="P12">Return first five entries of the list of lists</text:p>
      <text:p text:style-name="P12"/>
      <text:p text:style-name="P7">Popularity and significance</text:p>
      <text:p text:style-name="P8"><text:span text:style-name="T2">To avoid returning only popular tags, we can assign to each tag an 'IDF' value, that indicates its occurrence with proportion to the total number of images the tag occurs in. This is calculated by Log(I/I(X)) </text:span><text:span text:style-name="T4">where I is the number of images in the collection, and I(X) is the number of images tagged with tag X. Therefore, popular tags are discounted.</text:span></text:p>
      <text:p text:style-name="P13"/>
      <text:p text:style-name="P13">Pseudo-Code:</text:p>
      <text:p text:style-name="P13">For ease of calculation, store with each tag its I/I(X) value.</text:p>
      <text:p text:style-name="P14">Later, <text:span text:style-name="T10">Replace each tag's I/I(X) value with Log of that value (Log(I/I(X)))</text:span></text:p>
      <text:p text:style-name="P13"/>
      <text:p text:style-name="P13">For the given tag, store its slice of the <text:span text:style-name="T9">IDF </text:span>co-oc table in a dictionary</text:p>
      <text:p text:style-name="P13">Pass this dictionary into the function to return top five tags</text:p>
      <text:p text:style-name="P13"/>
      <text:p text:style-name="P9">Code descriptio<text:span text:style-name="T7">n</text:span></text:p>
      <text:p text:style-name="P15">This solution uses three data structures:</text:p>
      <text:p text:style-name="P15"/>
      <text:p text:style-name="P30">photos{}: a dictionary of each photo with list of its tags</text:p>
      <text:p text:style-name="P31"><text:span text:style-name="T5">tags: a{} </text:span>dictionary of <text:span text:style-name="T7">all the </text:span>tags and <text:span text:style-name="T7">their </text:span>I/I(x) values</text:p>
      <text:p text:style-name="P32">co_occur{}: A dictionary of dictionaries to store co-occurrence values for each tag</text:p>
      <text:p text:style-name="P29"/>
      <text:p text:style-name="P29"/>
      <text:p text:style-name="P29"/>
      <text:p text:style-name="P27"><text:soft-page-break/>Solution:</text:p>
      <text:p text:style-name="P28">Since this a brief program we define some re-usable functions then write out the main code in the body of the program.</text:p>
      <text:p text:style-name="P16">First we read in the appropriate data values for photos{} and tags{} <text:span text:style-name="T8">from the provided csv files storing in photos{} each photo and a list of its tags. In tags{} we store each tag. Then, iterating over tags, we use the size of the photos{} dictionary to calculate the I/I(X) value for each tag and append that to its dictionary entry.</text:span></text:p>
      <text:p text:style-name="P16"/>
      <text:p text:style-name="P17">Then, iterating over the collection of photos, we compare all of that tags in each photo and build a co-occurrence table in the co_occur dictionary, where a single entry is keyed by a tag, and its value is a list of all other tags and their co-occurrence values.</text:p>
      <text:p text:style-name="P17"/>
      <text:p text:style-name="P17">This is done so that using these entries, we can then join each entry with comma-separation to produce an appropriate delineated output.</text:p>
      <text:p text:style-name="P17"/>
      <text:p text:style-name="P18">For the purpose of this coursework text input was not necessary, so we simply pass the relevant tags ('water', 'london', 'people') into the functions (as described above) that find the top five and top idf suggested tags and output them in a easy-to-read format and end the program.</text:p>
      <text:p text:style-name="P18"/>
      <text:p text:style-name="P19"/>
      <text:p text:style-name="P18"/>
      <text:p text:style-name="P20">Code provided in 'Main.py' provided with this report.</text:p>
      <text:p text:style-name="P20"/>
      <text:p text:style-name="P20"/>
      <text:p text:style-name="P24">Top five suggested tags:</text:p>
      <text:p text:style-name="P21"/>
      <text:p text:style-name="P21">Water</text:p>
      <text:p text:style-name="P21">Suggested Tags: </text:p>
      <text:p text:style-name="P21">nature 74</text:p>
      <text:p text:style-name="P21">blue 71</text:p>
      <text:p text:style-name="P21">reflection 63</text:p>
      <text:p text:style-name="P21">landscape 62</text:p>
      <text:p text:style-name="P21">lake 62</text:p>
      <text:p text:style-name="P21"/>
      <text:p text:style-name="P21">People</text:p>
      <text:p text:style-name="P21">Suggested Tags: </text:p>
      <text:p text:style-name="P21">portrait 28</text:p>
      <text:p text:style-name="P21">street 27</text:p>
      <text:p text:style-name="P21">bw 24</text:p>
      <text:p text:style-name="P21">2007 23</text:p>
      <text:p text:style-name="P21">explore 21</text:p>
      <text:p text:style-name="P37"/>
      <text:p text:style-name="P21">London</text:p>
      <text:p text:style-name="P21">Suggested Tags: </text:p>
      <text:p text:style-name="P21">explore 32</text:p>
      <text:p text:style-name="P21">geotagged 15</text:p>
      <text:p text:style-name="P21">graffiti 15</text:p>
      <text:p text:style-name="P21">architecture 14</text:p>
      <text:p text:style-name="P21">street 13</text:p>
      <text:p text:style-name="P38"/>
      <text:p text:style-name="P38"/>
      <text:p text:style-name="P34"/>
      <text:p text:style-name="P34"/>
      <text:p text:style-name="P34"/>
      <text:p text:style-name="P34"/>
      <text:p text:style-name="P34"/>
      <text:p text:style-name="P34"><text:soft-page-break/></text:p>
      <text:p text:style-name="P34"/>
      <text:p text:style-name="P36">TF-IDF Tags:</text:p>
      <text:p text:style-name="P34"/>
      <text:p text:style-name="P35">Water</text:p>
      <text:p text:style-name="P34">Relevant Tags (TF-IDF):</text:p>
      <text:p text:style-name="P22">lake 270.22</text:p>
      <text:p text:style-name="P22">reflection 238.48</text:p>
      <text:p text:style-name="P22">nature 236.19</text:p>
      <text:p text:style-name="P22">landscape 224.40</text:p>
      <text:p text:style-name="P22">blue 208.03</text:p>
      <text:p text:style-name="P21"/>
      <text:p text:style-name="P21">People</text:p>
      <text:p text:style-name="P33">Relevant Tags (TF-IDF):</text:p>
      <text:p text:style-name="P22">street 99.17</text:p>
      <text:p text:style-name="P22">portrait 87.14</text:p>
      <text:p text:style-name="P22">bw 70.82</text:p>
      <text:p text:style-name="P22">2007 66.63</text:p>
      <text:p text:style-name="P22">man 53.69</text:p>
      <text:p text:style-name="P21"/>
      <text:p text:style-name="P21">London</text:p>
      <text:p text:style-name="P33">Relevant Tags (TF-IDF):</text:p>
      <text:p text:style-name="P22">explore 72.34</text:p>
      <text:p text:style-name="P22">graffiti 56.71</text:p>
      <text:p text:style-name="P22">geotagged 54.18</text:p>
      <text:p text:style-name="P22">architecture 52.04</text:p>
      <text:p text:style-name="P22">street 47.75</text:p>
      <text:p text:style-name="P21"/>
      <text:p text:style-name="P21"/>
      <text:p text:style-name="P25">Reflections</text:p>
      <text:p text:style-name="P23">Most popular tagging with regards to popularity and significance seems to produce, at least in this small dataset , relatively the same tags as normal co-occu<text:span text:style-name="T12">r</text:span>rence values, with the exception of one or two more relevant tags included in the results. However TF-IDF often places certain tags on the same list higher, so we can see these regarded as more important that typical co-occurrence tagging. </text:p>
      <text:p text:style-name="P23">The TF-IDF tags in this dataset are weighted correctly <text:span text:style-name="T11">with the highest values selected as the most relevant</text:span>, but also their <text:span text:style-name="T11">IDF values have a greater range of variance, which allows for more nuance when correctly selecting significant tags, or give the most relevant tags a clear difference against more common, popular tags.</text:span></text:p>
      <text:p text:style-name="P23"/>
      <text:p text:style-name="P23"/>
      <text:p text:style-name="P26"><text:span text:style-name="T13">Recommendations</text:span> for Improvement</text:p>
      <text:p text:style-name="P26"><text:span text:style-name="T2">The most popular tagging system as-is works well in theory with TF-IDF, but it can still fail to capture contextual information through tags, such as location, time, season, etc. This could be improved with more accessible metadata such as timestamps to </text:span><text:span text:style-name="T6">calculate</text:span><text:span text:style-name="T2"> suggested time-of-day tags, or geotagging to suggest accurate locations. </text:span><text:span text:style-name="T6">These can be achieved by stripping the underlying data from the image when it's processed, as more and more images, particularly those uploaded from mobile phones, are including this sort of data with them.</text:span><text:span text:style-name="T2"> Another possible source of information is user-provided feedback, such as accompanying posts on social media or comments that may contain useful data pertaining to the image, and may in itself also facilitate further suggestion of tags.</text:span></text:p>
      <text:p text:style-name="P26"><text:span text:style-name="T2"/></text:p>
      <text:p text:style-name="P41">Code</text:p>
      <text:p text:style-name="P41"><text:span text:style-name="T2">In lieu of an appendix the code is provided in a commented “Main.py” file provided with this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t </meta:initial-creator>
    <meta:creation-date>2016-11-06T15:32:03.359910837</meta:creation-date>
    <dc:date>2016-11-20T14:31:18.430289629</dc:date>
    <dc:creator>Mint </dc:creator>
    <meta:editing-duration>PT22H15M22S</meta:editing-duration>
    <meta:editing-cycles>20</meta:editing-cycles>
    <meta:generator>LibreOffice/5.0.3.2$Linux_X86_64 LibreOffice_project/00m0$Build-2</meta:generator>
    <meta:document-statistic meta:table-count="0" meta:image-count="0" meta:object-count="0" meta:page-count="3" meta:paragraph-count="84" meta:word-count="914" meta:character-count="5437" meta:non-whitespace-character-count="4602"/>
  </office:meta>
</office:document-meta>
</file>